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ee2" officeooo:paragraph-rsid="000f2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//////////////////////////////////////////////////////////////////////////</text:p>
      <text:p text:style-name="P1">//MLP neural network in C++</text:p>
      <text:p text:style-name="P1">//Original source code by Dr Phil Brierley</text:p>
      <text:p text:style-name="P1">//www.philbrierley.com</text:p>
      <text:p text:style-name="P1">//Translated to C++ - dspink Sep 2005</text:p>
      <text:p text:style-name="P1">//This code may be freely used and modified at will</text:p>
      <text:p text:style-name="P1">//C++ Compiled using Bloodshed Dev-C++ free compiler http://www.bloodshed.net/</text:p>
      <text:p text:style-name="P1">//C Compiled using Pelles C free windows compiler http://smorgasbordet.com/</text:p>
      <text:p text:style-name="P1">////////////////////////////////////////////////////////////////////////////</text:p>
      <text:p text:style-name="P1"/>
      <text:p text:style-name="P1">//#include &lt;iostream.h&gt;</text:p>
      <text:p text:style-name="P1">#include &lt;stdlib.h&gt;</text:p>
      <text:p text:style-name="P1">#include &lt;stdio.h&gt;</text:p>
      <text:p text:style-name="P1">#include &lt;time.h&gt;</text:p>
      <text:p text:style-name="P1">#include &lt;math.h&gt;</text:p>
      <text:p text:style-name="P1"/>
      <text:p text:style-name="P1"/>
      <text:p text:style-name="P1">//// Data dependent settings ////</text:p>
      <text:p text:style-name="P1">#define numInputs <text:s/>3</text:p>
      <text:p text:style-name="P1">#define numPatterns <text:s/>4</text:p>
      <text:p text:style-name="P1"/>
      <text:p text:style-name="P1"/>
      <text:p text:style-name="P1">//// User defineable settings ////</text:p>
      <text:p text:style-name="P1">#define numHidden 4</text:p>
      <text:p text:style-name="P1">const int numEpochs = 500;</text:p>
      <text:p text:style-name="P1">const double LR_IH = 0.7;</text:p>
      <text:p text:style-name="P1">const double LR_HO = 0.07;</text:p>
      <text:p text:style-name="P1"/>
      <text:p text:style-name="P1"/>
      <text:p text:style-name="P1">//// functions ////</text:p>
      <text:p text:style-name="P1">void initWeights();</text:p>
      <text:p text:style-name="P1">void initData();</text:p>
      <text:p text:style-name="P1">void calcNet();</text:p>
      <text:p text:style-name="P1">void WeightChangesHO();</text:p>
      <text:p text:style-name="P1">void WeightChangesIH();</text:p>
      <text:p text:style-name="P1">void calcOverallError();</text:p>
      <text:p text:style-name="P1">void displayResults();</text:p>
      <text:p text:style-name="P1">double getRand();</text:p>
      <text:p text:style-name="P1"/>
      <text:p text:style-name="P1"/>
      <text:p text:style-name="P1">//// variables ////</text:p>
      <text:p text:style-name="P1">int patNum = 0;</text:p>
      <text:p text:style-name="P1">double errThisPat = 0.0;</text:p>
      <text:p text:style-name="P1">double outPred = 0.0;</text:p>
      <text:p text:style-name="P1">double RMSerror = 0.0;</text:p>
      <text:p text:style-name="P1"/>
      <text:p text:style-name="P1">// the outputs of the hidden neurons</text:p>
      <text:p text:style-name="P1">double hiddenVal[numHidden];</text:p>
      <text:p text:style-name="P1"/>
      <text:p text:style-name="P1">// the weights</text:p>
      <text:p text:style-name="P1">double weightsIH[numInputs][numHidden];</text:p>
      <text:p text:style-name="P1">double weightsHO[numHidden];</text:p>
      <text:p text:style-name="P1"><text:soft-page-break/></text:p>
      <text:p text:style-name="P1">// the data</text:p>
      <text:p text:style-name="P1">int trainInputs[numPatterns][numInputs];</text:p>
      <text:p text:style-name="P1">int trainOutput[numPatterns];</text:p>
      <text:p text:style-name="P1"/>
      <text:p text:style-name="P1"/>
      <text:p text:style-name="P1">//==============================================================</text:p>
      <text:p text:style-name="P1">//************** function definitions **************************</text:p>
      <text:p text:style-name="P1">//==============================================================</text:p>
      <text:p text:style-name="P1"/>
      <text:p text:style-name="P1"/>
      <text:p text:style-name="P1">//***********************************</text:p>
      <text:p text:style-name="P1">// calculates the network output</text:p>
      <text:p text:style-name="P1">void calcNet(void)</text:p>
      <text:p text:style-name="P1">{</text:p>
      <text:p text:style-name="P1"><text:s text:c="4"/>//calculate the outputs of the hidden neurons</text:p>
      <text:p text:style-name="P1"><text:s text:c="4"/>//the hidden neurons are tanh</text:p>
      <text:p text:style-name="P1"><text:s text:c="4"/>int i = 0;</text:p>
      <text:p text:style-name="P1"><text:s text:c="4"/>for(i = 0;i&lt;numHidden;i++)</text:p>
      <text:p text:style-name="P1"><text:s text:c="4"/>{</text:p>
      <text:p text:style-name="P1"><text:tab/> <text:s/>hiddenVal[i] = 0.0;</text:p>
      <text:p text:style-name="P1"/>
      <text:p text:style-name="P1"><text:s text:c="8"/>for(int j = 0;j&lt;numInputs;j++)</text:p>
      <text:p text:style-name="P1"><text:s text:c="8"/>{</text:p>
      <text:p text:style-name="P1"><text:tab/> <text:s text:c="2"/>hiddenVal[i] = hiddenVal[i] + (trainInputs[patNum][j] * weightsIH[j][i]);</text:p>
      <text:p text:style-name="P1"><text:s text:c="8"/>}</text:p>
      <text:p text:style-name="P1"/>
      <text:p text:style-name="P1"><text:s text:c="8"/>hiddenVal[i] = tanh(hiddenVal[i]);</text:p>
      <text:p text:style-name="P1"><text:s text:c="4"/>}</text:p>
      <text:p text:style-name="P1"/>
      <text:p text:style-name="P1"><text:s text:c="3"/>//calculate the output of the network</text:p>
      <text:p text:style-name="P1"><text:s text:c="3"/>//the output neuron is linear</text:p>
      <text:p text:style-name="P1"><text:s text:c="3"/>outPred = 0.0;</text:p>
      <text:p text:style-name="P1"/>
      <text:p text:style-name="P1"><text:s text:c="3"/>for(i = 0;i&lt;numHidden;i++)</text:p>
      <text:p text:style-name="P1"><text:s text:c="3"/>{</text:p>
      <text:p text:style-name="P1"><text:s text:c="4"/>outPred = outPred + hiddenVal[i] * weightsHO[i];</text:p>
      <text:p text:style-name="P1"><text:s text:c="3"/>}</text:p>
      <text:p text:style-name="P1"><text:s text:c="4"/>//calculate the error</text:p>
      <text:p text:style-name="P1"><text:s text:c="4"/>errThisPat = outPred - trainOutput[patNum];</text:p>
      <text:p text:style-name="P1"/>
      <text:p text:style-name="P1">}</text:p>
      <text:p text:style-name="P1"/>
      <text:p text:style-name="P1"/>
      <text:p text:style-name="P1">//************************************</text:p>
      <text:p text:style-name="P1">//adjust the weights hidden-output</text:p>
      <text:p text:style-name="P1">void WeightChangesHO(void)</text:p>
      <text:p text:style-name="P1">{</text:p>
      <text:p text:style-name="P1"><text:s text:c="3"/>for(int k = 0;k&lt;numHidden;k++)</text:p>
      <text:p text:style-name="P1"><text:s text:c="3"/>{</text:p>
      <text:p text:style-name="P1"><text:s text:c="4"/>double weightChange = LR_HO * errThisPat * hiddenVal[k];</text:p>
      <text:p text:style-name="P1"><text:s text:c="4"/>weightsHO[k] = weightsHO[k] - weightChange;</text:p>
      <text:p text:style-name="P1"><text:soft-page-break/></text:p>
      <text:p text:style-name="P1"><text:s text:c="4"/>//regularisation on the output weights</text:p>
      <text:p text:style-name="P1"><text:s text:c="4"/>if (weightsHO[k] &lt; -5)</text:p>
      <text:p text:style-name="P1"><text:s text:c="4"/>{</text:p>
      <text:p text:style-name="P1"><text:s text:c="5"/>weightsHO[k] = -5;</text:p>
      <text:p text:style-name="P1"><text:s text:c="4"/>}</text:p>
      <text:p text:style-name="P1"><text:s text:c="4"/>else if (weightsHO[k] &gt; 5)</text:p>
      <text:p text:style-name="P1"><text:s text:c="4"/>{</text:p>
      <text:p text:style-name="P1"><text:s text:c="5"/>weightsHO[k] = 5;</text:p>
      <text:p text:style-name="P1"><text:s text:c="4"/>}</text:p>
      <text:p text:style-name="P1"><text:s text:c="3"/>}</text:p>
      <text:p text:style-name="P1"/>
      <text:p text:style-name="P1"><text:s/>}</text:p>
      <text:p text:style-name="P1"/>
      <text:p text:style-name="P1"/>
      <text:p text:style-name="P1">//************************************</text:p>
      <text:p text:style-name="P1">// adjust the weights input-hidden</text:p>
      <text:p text:style-name="P1">void WeightChangesIH(void)</text:p>
      <text:p text:style-name="P1">{</text:p>
      <text:p text:style-name="P1"/>
      <text:p text:style-name="P1"><text:s text:c="2"/>for(int i = 0;i&lt;numHidden;i++)</text:p>
      <text:p text:style-name="P1"><text:s text:c="2"/>{</text:p>
      <text:p text:style-name="P1"><text:s text:c="3"/>for(int k = 0;k&lt;numInputs;k++)</text:p>
      <text:p text:style-name="P1"><text:s text:c="3"/>{</text:p>
      <text:p text:style-name="P1"><text:s text:c="4"/>double x = 1 - (hiddenVal[i] * hiddenVal[i]);</text:p>
      <text:p text:style-name="P1"><text:s text:c="4"/>x = x * weightsHO[i] * errThisPat * LR_IH;</text:p>
      <text:p text:style-name="P1"><text:s text:c="4"/>x = x * trainInputs[patNum][k];</text:p>
      <text:p text:style-name="P1"><text:s text:c="4"/>double weightChange = x;</text:p>
      <text:p text:style-name="P1"><text:s text:c="4"/>weightsIH[k][i] = weightsIH[k][i] - weightChange;</text:p>
      <text:p text:style-name="P1"><text:s text:c="3"/>}</text:p>
      <text:p text:style-name="P1"><text:s text:c="2"/>}</text:p>
      <text:p text:style-name="P1"/>
      <text:p text:style-name="P1">}</text:p>
      <text:p text:style-name="P1"/>
      <text:p text:style-name="P1"/>
      <text:p text:style-name="P1">//************************************</text:p>
      <text:p text:style-name="P1">// generates a random number</text:p>
      <text:p text:style-name="P1">double getRand(void)</text:p>
      <text:p text:style-name="P1">{</text:p>
      <text:p text:style-name="P1"><text:s/>return ((double)rand())/(double)RAND_MAX;</text:p>
      <text:p text:style-name="P1">}</text:p>
      <text:p text:style-name="P1"/>
      <text:p text:style-name="P1"/>
      <text:p text:style-name="P1"/>
      <text:p text:style-name="P1">//************************************</text:p>
      <text:p text:style-name="P1">// set weights to random numbers </text:p>
      <text:p text:style-name="P1">void initWeights(void)</text:p>
      <text:p text:style-name="P1">{</text:p>
      <text:p text:style-name="P1"/>
      <text:p text:style-name="P1"><text:s/>for(int j = 0;j&lt;numHidden;j++)</text:p>
      <text:p text:style-name="P1"><text:s/>{</text:p>
      <text:p text:style-name="P1"><text:s text:c="4"/>weightsHO[j] = (getRand() - 0.5)/2;</text:p>
      <text:p text:style-name="P1"><text:soft-page-break/><text:s text:c="4"/>for(int i = 0;i&lt;numInputs;i++)</text:p>
      <text:p text:style-name="P1"><text:s text:c="4"/>{</text:p>
      <text:p text:style-name="P1"><text:s text:c="5"/>weightsIH[i][j] = (getRand() - 0.5)/5;</text:p>
      <text:p text:style-name="P1"><text:s text:c="5"/>printf("Weight = %f\n", weightsIH[i][j]);</text:p>
      <text:p text:style-name="P1"><text:s text:c="4"/>}</text:p>
      <text:p text:style-name="P1"><text:s text:c="2"/>}</text:p>
      <text:p text:style-name="P1"/>
      <text:p text:style-name="P1">}</text:p>
      <text:p text:style-name="P1"/>
      <text:p text:style-name="P1"/>
      <text:p text:style-name="P1">//************************************</text:p>
      <text:p text:style-name="P1">// read in the data</text:p>
      <text:p text:style-name="P1">void initData(void)</text:p>
      <text:p text:style-name="P1">{</text:p>
      <text:p text:style-name="P1"><text:s text:c="4"/>printf("initialising data\n");</text:p>
      <text:p text:style-name="P1"/>
      <text:p text:style-name="P1"><text:s text:c="4"/>// the data here is the XOR data</text:p>
      <text:p text:style-name="P1"><text:s text:c="4"/>// it has been rescaled to the range</text:p>
      <text:p text:style-name="P1"><text:s text:c="4"/>// [-1][1]</text:p>
      <text:p text:style-name="P1"><text:s text:c="4"/>// an extra input valued 1 is also added</text:p>
      <text:p text:style-name="P1"><text:s text:c="4"/>// to act as the bias</text:p>
      <text:p text:style-name="P1"><text:s text:c="4"/>// the output must lie in the range -1 to 1</text:p>
      <text:p text:style-name="P1"/>
      <text:p text:style-name="P1"><text:s text:c="4"/>trainInputs[0][0] <text:s/>= 1;</text:p>
      <text:p text:style-name="P1"><text:s text:c="4"/>trainInputs[0][1] <text:s/>= -1;</text:p>
      <text:p text:style-name="P1"><text:s text:c="4"/>trainInputs[0][2] <text:s/>= 1; <text:s text:c="3"/>//bias</text:p>
      <text:p text:style-name="P1"><text:s text:c="4"/>trainOutput[0] = 1;</text:p>
      <text:p text:style-name="P1"/>
      <text:p text:style-name="P1"><text:s text:c="4"/>trainInputs[1][0] <text:s/>= -1;</text:p>
      <text:p text:style-name="P1"><text:s text:c="4"/>trainInputs[1][1] <text:s/>= 1;</text:p>
      <text:p text:style-name="P1"><text:s text:c="4"/>trainInputs[1][2] <text:s/>= 1; <text:s text:c="6"/>//bias</text:p>
      <text:p text:style-name="P1"><text:s text:c="4"/>trainOutput[1] = 1;</text:p>
      <text:p text:style-name="P1"/>
      <text:p text:style-name="P1"><text:s text:c="4"/>trainInputs[2][0] <text:s/>= 1;</text:p>
      <text:p text:style-name="P1"><text:s text:c="4"/>trainInputs[2][1] <text:s/>= 1;</text:p>
      <text:p text:style-name="P1"><text:s text:c="4"/>trainInputs[2][2] <text:s/>= 1; <text:s text:c="7"/>//bias</text:p>
      <text:p text:style-name="P1"><text:s text:c="4"/>trainOutput[2] = -1;</text:p>
      <text:p text:style-name="P1"/>
      <text:p text:style-name="P1"><text:s text:c="4"/>trainInputs[3][0] <text:s/>= -1;</text:p>
      <text:p text:style-name="P1"><text:s text:c="4"/>trainInputs[3][1] <text:s/>= -1;</text:p>
      <text:p text:style-name="P1"><text:s text:c="4"/>trainInputs[3][2] <text:s/>= 1; <text:s text:c="4"/>//bias</text:p>
      <text:p text:style-name="P1"><text:s text:c="4"/>trainOutput[3] = -1;</text:p>
      <text:p text:style-name="P1"/>
      <text:p text:style-name="P1">}</text:p>
      <text:p text:style-name="P1"/>
      <text:p text:style-name="P1"/>
      <text:p text:style-name="P1">//************************************</text:p>
      <text:p text:style-name="P1">// display results</text:p>
      <text:p text:style-name="P1">void displayResults(void)</text:p>
      <text:p text:style-name="P1">{</text:p>
      <text:p text:style-name="P1"><text:s/>for(int i = 0;i&lt;numPatterns;i++)</text:p>
      <text:p text:style-name="P1"><text:s/>{</text:p>
      <text:p text:style-name="P1"><text:soft-page-break/><text:s text:c="2"/>patNum = i;</text:p>
      <text:p text:style-name="P1"><text:s text:c="2"/>calcNet();</text:p>
      <text:p text:style-name="P1"><text:s text:c="2"/>printf("pat = %d actual = %d neural model = %f\n",patNum+1,trainOutput[patNum],outPred);</text:p>
      <text:p text:style-name="P1"><text:s/>}</text:p>
      <text:p text:style-name="P1">}</text:p>
      <text:p text:style-name="P1"/>
      <text:p text:style-name="P1"/>
      <text:p text:style-name="P1">//************************************</text:p>
      <text:p text:style-name="P1">// calculate the overall error</text:p>
      <text:p text:style-name="P1">void calcOverallError(void)</text:p>
      <text:p text:style-name="P1">{</text:p>
      <text:p text:style-name="P1"><text:s text:c="5"/>RMSerror = 0.0;</text:p>
      <text:p text:style-name="P1"><text:s text:c="5"/>for(int i = 0;i&lt;numPatterns;i++)</text:p>
      <text:p text:style-name="P1"><text:s text:c="8"/>{</text:p>
      <text:p text:style-name="P1"><text:s text:c="9"/>patNum = i;</text:p>
      <text:p text:style-name="P1"><text:s text:c="9"/>calcNet();</text:p>
      <text:p text:style-name="P1"><text:s text:c="9"/>RMSerror = RMSerror + (errThisPat * errThisPat);</text:p>
      <text:p text:style-name="P1"><text:s text:c="8"/>}</text:p>
      <text:p text:style-name="P1"><text:s text:c="5"/>RMSerror = RMSerror/numPatterns;</text:p>
      <text:p text:style-name="P1"><text:s text:c="5"/>RMSerror = sqrt(RMSerror);</text:p>
      <text:p text:style-name="P1">}</text:p>
      <text:p text:style-name="P1"/>
      <text:p text:style-name="P1"/>
      <text:p text:style-name="P1"/>
      <text:p text:style-name="P1">//==============================================================</text:p>
      <text:p text:style-name="P1">//********** THIS IS THE MAIN PROGRAM **************************</text:p>
      <text:p text:style-name="P1">//==============================================================</text:p>
      <text:p text:style-name="P1"/>
      <text:p text:style-name="P1"/>
      <text:p text:style-name="P1">int main(void)</text:p>
      <text:p text:style-name="P1">{</text:p>
      <text:p text:style-name="P1"><text:s/>// seed random number function</text:p>
      <text:p text:style-name="P1"><text:s/>srand ( time(NULL) );</text:p>
      <text:p text:style-name="P1"/>
      <text:p text:style-name="P1"><text:s/>// initiate the weights</text:p>
      <text:p text:style-name="P1"><text:s/>initWeights();</text:p>
      <text:p text:style-name="P1"/>
      <text:p text:style-name="P1"><text:s/>// load in the data</text:p>
      <text:p text:style-name="P1"><text:s/>initData();</text:p>
      <text:p text:style-name="P1"/>
      <text:p text:style-name="P1"><text:s/>// train the network</text:p>
      <text:p text:style-name="P1"><text:s text:c="4"/>for(int j = 0;j &lt;= numEpochs;j++)</text:p>
      <text:p text:style-name="P1"><text:s text:c="4"/>{</text:p>
      <text:p text:style-name="P1"><text:s text:c="8"/>for(int i = 0;i&lt;numPatterns;i++)</text:p>
      <text:p text:style-name="P1"><text:s text:c="8"/>{</text:p>
      <text:p text:style-name="P1"><text:s text:c="10"/>//select a pattern at random</text:p>
      <text:p text:style-name="P1"><text:s text:c="10"/>patNum = rand()%numPatterns;</text:p>
      <text:p text:style-name="P1"/>
      <text:p text:style-name="P1"><text:s text:c="10"/>//calculate the current network output</text:p>
      <text:p text:style-name="P1"><text:s text:c="10"/>//and error for this pattern</text:p>
      <text:p text:style-name="P1"><text:s text:c="10"/>calcNet();</text:p>
      <text:p text:style-name="P1"/>
      <text:p text:style-name="P1"><text:soft-page-break/><text:s text:c="10"/>//change network weights</text:p>
      <text:p text:style-name="P1"><text:s text:c="10"/>WeightChangesHO();</text:p>
      <text:p text:style-name="P1"><text:s text:c="10"/>WeightChangesIH();</text:p>
      <text:p text:style-name="P1"><text:s text:c="8"/>}</text:p>
      <text:p text:style-name="P1"/>
      <text:p text:style-name="P1"><text:s text:c="8"/>//display the overall network error</text:p>
      <text:p text:style-name="P1"><text:s text:c="8"/>//after each epoch</text:p>
      <text:p text:style-name="P1"><text:s text:c="8"/>calcOverallError();</text:p>
      <text:p text:style-name="P1"/>
      <text:p text:style-name="P1"><text:s text:c="8"/>printf("epoch = %d RMS Error = %f\n",j,RMSerror);</text:p>
      <text:p text:style-name="P1"><text:s text:c="4"/>}</text:p>
      <text:p text:style-name="P1"/>
      <text:p text:style-name="P1"><text:s/>//training has finished</text:p>
      <text:p text:style-name="P1"><text:s/>//display the results</text:p>
      <text:p text:style-name="P1"><text:s/>displayResults();</text:p>
      <text:p text:style-name="P1"/>
      <text:p text:style-name="P1"/>
      <text:p text:style-name="P1"><text:s/>system("PAUSE");</text:p>
      <text:p text:style-name="P1"><text:s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4:40:20.073680054</meta:creation-date>
    <dc:date>2016-08-05T14:41:00.981322103</dc:date>
    <meta:editing-duration>P0D</meta:editing-duration>
    <meta:editing-cycles>1</meta:editing-cycles>
    <meta:document-statistic meta:table-count="0" meta:image-count="0" meta:object-count="0" meta:page-count="6" meta:paragraph-count="217" meta:word-count="671" meta:character-count="5719" meta:non-whitespace-character-count="4691"/>
    <meta:generator>LibreOffice/4.2.8.2$Linux_X86_64 LibreOffice_project/420m0$Build-2</meta:generator>
  </office:meta>
</office:document-meta>
</file>